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-ItalicMT" svg:font-family="Arial-Italic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OpenSans" svg:font-family="OpenSans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58cm"/>
    </style:style>
    <style:style style:name="co2" style:family="table-column">
      <style:table-column-properties fo:break-before="auto" style:column-width="18.67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626cm" fo:break-before="auto" style:use-optimal-row-height="fals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9a9a9a" fo:border-left="0.06pt solid #9a9a9a" fo:border-right="0.99pt solid #9a9a9a" fo:border-top="0.06pt solid #9a9a9a"/>
      <style:text-properties style:use-window-font-color="true" style:text-outline="false" style:text-line-through-style="none" style:text-line-through-type="none" style:font-name="Helvetic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9a9a9a" fo:border-left="0.06pt solid #9a9a9a" fo:border-right="0.99pt solid #9a9a9a" fo:border-top="0.06pt solid #9a9a9a"/>
      <style:text-properties fo:color="#000000" style:text-outline="false" style:text-line-through-style="none" style:text-line-through-type="none" style:font-name="ArialMT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9a9a9a" fo:border-left="0.06pt solid #9a9a9a" fo:border-right="0.99pt solid #9a9a9a" fo:border-top="0.06pt solid #9a9a9a"/>
      <style:text-properties fo:color="#00000a" style:text-outline="false" style:text-line-through-style="none" style:text-line-through-type="none" style:font-name="Arial-ItalicMT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italic" style:font-weight-asian="normal" style:font-size-complex="11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Helvetic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9a9a9a" fo:border-left="0.06pt solid #9a9a9a" fo:border-right="0.99pt solid #9a9a9a" fo:border-top="0.06pt solid #9a9a9a"/>
      <style:text-properties style:use-window-font-color="true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normal" style:font-name-complex="Helvetica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Arial" fo:font-size="11pt" style:font-size-asian="11pt" style:font-size-complex="11pt"/>
    </style:style>
    <style:style style:name="T1" style:family="text">
      <style:text-properties style:font-name="Helvetica" style:font-name-asian="Helvetica" style:font-size-asian="12pt" style:font-size-complex="12pt"/>
    </style:style>
  </office:automatic-styles>
  <office:body>
    <office:spreadsheet>
      <table:table table:name="ENG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Agriculture, hunting, forestry, fishing and minin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anufacturin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nstructi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holesale and Retail, Repair of Motor Vehicles, Personal and Household Good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otels and Restaurant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ransport, Storage and Communication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inancial Intermediati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al Estate, Renting and Business Activiti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ublic Administration and Defence, Compulsory Social Securit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ucati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ealth and Social Work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munity, Social and Personal Service Activiti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Others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Distribution of Switzerland's 4.5 million jobs by economic activity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ource: International Labour Organiza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Wells Fargo &amp; Co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string" calcext:value-type="string">
            <text:p>JP Morgan Chase &amp; Co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string" calcext:value-type="string">
            <text:p>Industrial &amp; Commercial Bank of China (ICBC)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string" calcext:value-type="string">
            <text:p>HSBC Holdings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string" calcext:value-type="string">
            <text:p>Bank of America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string" calcext:value-type="string">
            <text:p>China Construction Bank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string" calcext:value-type="string">
            <text:p>Citigroup Inc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string" calcext:value-type="string">
            <text:p>Agricultural Bank of China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string" calcext:value-type="string">
            <text:p>Bank of China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string" calcext:value-type="string">
            <text:p>Commonwealth Bank of Australia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string" calcext:value-type="string">
            <text:p>Banco Santander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string" calcext:value-type="string">
            <text:p>Allied Irish Banks plc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string" calcext:value-type="string">
            <text:p>Westpac Banking Corporation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string" calcext:value-type="string">
            <text:p>BNP Paribas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string" calcext:value-type="string">
            <text:p>Royal Bank of Canada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string" calcext:value-type="string">
            <text:p>Lloyds Banking Group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string" calcext:value-type="string">
            <text:p>Toronto-Dominion Bank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string" calcext:value-type="string">
            <text:p>Australia and New Zealand Banking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string" calcext:value-type="string">
            <text:p>Mitsubishi UFJ Financial Group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string" calcext:value-type="string">
            <text:p>US Bancorp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string" calcext:value-type="string">
            <text:p>UBS AG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string" calcext:value-type="string">
            <text:p>National Australia Bank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string" calcext:value-type="string">
            <text:p>Goldman Sachs Group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string" calcext:value-type="string">
            <text:p>Bank of Nova Scotia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string" calcext:value-type="string">
            <text:p>Itau Unibanco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/>
          <table:table-cell table:style-name="Default"/>
          <table:table-cell table:number-columns-repeated="1022"/>
        </table:table-row>
        <table:table-row table:style-name="ro2">
          <table:table-cell table:style-name="ce6" office:value-type="string" calcext:value-type="string">
            <text:p>US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6" office:value-type="string" calcext:value-type="string">
            <text:p>China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6" office:value-type="string" calcext:value-type="string">
            <text:p>UK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6" office:value-type="string" calcext:value-type="string">
            <text:p>Australia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6" office:value-type="string" calcext:value-type="string">
            <text:p>Spain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6" office:value-type="string" calcext:value-type="string">
            <text:p>Ireland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6" office:value-type="string" calcext:value-type="string">
            <text:p>France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6" office:value-type="string" calcext:value-type="string">
            <text:p>Canada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6" office:value-type="string" calcext:value-type="string">
            <text:p>Japan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6" office:value-type="string" calcext:value-type="string">
            <text:p>Switzerland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6" office:value-type="string" calcext:value-type="string">
            <text:p>Brazil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6"/>
          <table:table-cell table:style-name="Default"/>
          <table:table-cell table:number-columns-repeated="1022"/>
        </table:table-row>
        <table:table-row table:style-name="ro1">
          <table:table-cell table:style-name="ce2"/>
          <table:table-cell table:style-name="Default"/>
          <table:table-cell table:number-columns-repeated="1022"/>
        </table:table-row>
        <table:table-row table:style-name="ro3">
          <table:table-cell table:style-name="ce7" office:value-type="string" calcext:value-type="string">
            <text:p>The world's 25 largest banks by market capitalisation</text:p>
          </table:table-cell>
          <table:table-cell table:number-columns-repeated="1023"/>
        </table:table-row>
        <table:table-row table:style-name="ro4">
          <table:table-cell table:style-name="ce2" office:value-type="string" calcext:value-type="string">
            <text:p/>
            <text:p>in USD billions as of the 31st of March 201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ource: <text:a xlink:href="http://www.relbanks.com/worlds-top-banks/market-cap" xlink:type="simple">http://www.relbanks.com/worlds-top-banks/market-cap</text:a>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witzerland annual GDP (2013) $650.8 b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Switzerland total trade export (2012) $308.4 b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obal pharmaceuticals market $300 b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ropean Union annual budget $193.12 b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BS market capitalisation $78.06 b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BS loss due to subprime crisis in 2008 $37.7 b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BS annual operating income (2013) $27.732 b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occo annual GDP (2013) $104.4 b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BS private banking assets under management (2012) $1705 bn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source: <text:span text:style-name="T1">Scorpio partnership private banking benchmark 2013, UBS annual report 2013, The World Bank, The World Health Organization, The European Union, CIA Factbook. All figures 2014 unless otherwise stated</text:span></text:p>
          </table:table-cell>
          <table:table-cell table:number-columns-repeated="1023"/>
        </table:table-row>
        <table:table-row table:style-name="ro1" table:number-rows-repeated="1048460">
          <table:table-cell table:number-columns-repeated="1024"/>
        </table:table-row>
        <table:table-row table:style-name="ro6" table:number-rows-repeated="3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-ItalicMT" svg:font-family="Arial-Italic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OpenSans" svg:font-family="OpenSans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9">00.00.0000</text:date>, <text:time style:data-style-name="N2" text:time-value="16:16:19.93293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9T08:33:42.177281000</meta:creation-date>
    <dc:date>2014-07-29T16:23:54.356109000</dc:date>
    <meta:editing-duration>PT1H11M34S</meta:editing-duration>
    <meta:editing-cycles>32</meta:editing-cycles>
    <meta:generator>LibreOffice/4.2.5.2$MacOSX_x86 LibreOffice_project/61cb170a04bb1f12e77c884eab9192be736ec5f5</meta:generator>
    <meta:document-statistic meta:table-count="1" meta:cell-count="64" meta:object-count="0"/>
  </office:meta>
</office:document-meta>
</file>